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rsid="0004eb3a" officeooo:paragraph-rsid="00087e2b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087e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017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ame – Khushboo Somnath Lokhande</text:span></text:p>
      <text:p text:style-name="P1"><text:span text:style-name="T2">T</text:span><text:span text:style-name="T1">E-A 38</text:span></text:p>
      <text:p text:style-name="Standard"/>
      <text:p text:style-name="Standard">//pass 2</text:p>
      <text:p text:style-name="Standard"/>
      <text:p text:style-name="Standard">package practical2;</text:p>
      <text:p text:style-name="Standard">import java.io.*;</text:p>
      <text:p text:style-name="Standard">import java.util.*;</text:p>
      <text:p text:style-name="Standard"/>
      <text:p text:style-name="Standard">class sample3</text:p>
      <text:p text:style-name="Standard">{</text:p>
      <text:p text:style-name="Standard">public static void main(String args[])throws Exception</text:p>
      <text:p text:style-name="Standard"><text:s/>{</text:p>
      <text:p text:style-name="Standard"/>
      <text:p text:style-name="Standard">String s;</text:p>
      <text:p text:style-name="Standard">String s1[]=new String[70];</text:p>
      <text:p text:style-name="Standard">String s2[]=new String[70];</text:p>
      <text:p text:style-name="Standard">String s3[]=new String[70];</text:p>
      <text:p text:style-name="Standard"/>
      <text:p text:style-name="Standard"/>
      <text:p text:style-name="Standard">FileWriter f1=new FileWriter("output3.txt");</text:p>
      <text:p text:style-name="Standard">BufferedWriter <text:s/>b1=new BufferedWriter(f1);</text:p>
      <text:p text:style-name="Standard"/>
      <text:p text:style-name="Standard">FileReader f2=new FileReader("intermedi1.txt");</text:p>
      <text:p text:style-name="Standard">BufferedReader b2=new BufferedReader(f2);</text:p>
      <text:p text:style-name="Standard"/>
      <text:p text:style-name="Standard">FileReader f3=new FileReader("symbol2.txt");</text:p>
      <text:p text:style-name="Standard">BufferedReader b3=new BufferedReader(f3);</text:p>
      <text:p text:style-name="Standard"/>
      <text:p text:style-name="Standard">FileReader f4=new FileReader("literal2.txt");</text:p>
      <text:p text:style-name="Standard">BufferedReader b4=new BufferedReader(f4);</text:p>
      <text:p text:style-name="Standard"/>
      <text:p text:style-name="Standard">int m=0;</text:p>
      <text:p text:style-name="Standard">while((s=b2.readLine())!=null)</text:p>
      <text:p text:style-name="Standard">{</text:p>
      <text:p text:style-name="Standard"><text:tab/></text:p>
      <text:p text:style-name="Standard"><text:tab/>StringTokenizer st=new StringTokenizer(s);</text:p>
      <text:p text:style-name="Standard"><text:tab/>while(st.hasMoreTokens())</text:p>
      <text:p text:style-name="Standard"><text:tab/>{</text:p>
      <text:p text:style-name="Standard"><text:tab/>s1[m]=st.nextToken();</text:p>
      <text:p text:style-name="Standard"><text:tab/>m++;</text:p>
      <text:p text:style-name="Standard"><text:s text:c="7"/>}</text:p>
      <text:p text:style-name="Standard">}</text:p>
      <text:p text:style-name="Standard">int m1=0;</text:p>
      <text:p text:style-name="Standard">while((s=b3.readLine())!=null)</text:p>
      <text:p text:style-name="Standard">{</text:p>
      <text:p text:style-name="Standard"><text:tab/></text:p>
      <text:p text:style-name="Standard"><text:tab/>StringTokenizer st=new StringTokenizer(s);</text:p>
      <text:p text:style-name="Standard"><text:tab/>while(st.hasMoreTokens())</text:p>
      <text:p text:style-name="Standard"><text:tab/>{</text:p>
      <text:p text:style-name="Standard"><text:tab/>s2[m1]=st.nextToken();</text:p>
      <text:p text:style-name="Standard"><text:tab/>m1++;</text:p>
      <text:p text:style-name="Standard"><text:soft-page-break/><text:s text:c="7"/>}</text:p>
      <text:p text:style-name="Standard">}</text:p>
      <text:p text:style-name="Standard">int m2=0;</text:p>
      <text:p text:style-name="Standard">while((s=b4.readLine())!=null)</text:p>
      <text:p text:style-name="Standard"><text:s/>{</text:p>
      <text:p text:style-name="Standard"><text:tab/></text:p>
      <text:p text:style-name="Standard"><text:tab/>StringTokenizer st=new StringTokenizer(s);</text:p>
      <text:p text:style-name="Standard"><text:tab/>while(st.hasMoreTokens())</text:p>
      <text:p text:style-name="Standard"><text:tab/>{</text:p>
      <text:p text:style-name="Standard"><text:tab/>s3[m2]=st.nextToken();</text:p>
      <text:p text:style-name="Standard"><text:tab/>m2++;</text:p>
      <text:p text:style-name="Standard"><text:s text:c="7"/>}</text:p>
      <text:p text:style-name="Standard"><text:s/>}</text:p>
      <text:p text:style-name="Standard"/>
      <text:p text:style-name="Standard">for(int i=0;i&lt;m;i++)</text:p>
      <text:p text:style-name="Standard">{</text:p>
      <text:p text:style-name="Standard"><text:tab/>if("AD".equals(s1[i]) &amp;&amp; "01".equals(s1[i+1]))</text:p>
      <text:p text:style-name="Standard"><text:tab/>{<text:tab/></text:p>
      <text:p text:style-name="Standard"><text:tab/>b1.write("");</text:p>
      <text:p text:style-name="Standard"><text:tab/>}</text:p>
      <text:p text:style-name="Standard"><text:tab/>if("R1".equals(s1[i])||"R2".equals(s1[i])||"R3".equals(s1[i])||"R4".equals(s1[i]))</text:p>
      <text:p text:style-name="Standard"><text:tab/>{</text:p>
      <text:p text:style-name="Standard"><text:tab/>b1.write("\t"+s1[i]+"\n");</text:p>
      <text:p text:style-name="Standard"><text:tab/>b1.write(" ");</text:p>
      <text:p text:style-name="Standard"/>
      <text:p text:style-name="Standard"/>
      <text:p text:style-name="Standard"><text:tab/>}</text:p>
      <text:p text:style-name="Standard"><text:s text:c="7"/>if("IS".equals(s1[i]))</text:p>
      <text:p text:style-name="Standard"><text:tab/>{</text:p>
      <text:p text:style-name="Standard"><text:tab/><text:tab/>b1.write(s1[i-1]+"\t");</text:p>
      <text:p text:style-name="Standard"><text:s/><text:tab/><text:tab/>b1.write(s1[i+1]+"\n");</text:p>
      <text:p text:style-name="Standard"><text:tab/>}</text:p>
      <text:p text:style-name="Standard"><text:tab/></text:p>
      <text:p text:style-name="Standard"><text:tab/>if("L".equals(s1[i]))</text:p>
      <text:p text:style-name="Standard"><text:tab/>{</text:p>
      <text:p text:style-name="Standard"><text:tab/></text:p>
      <text:p text:style-name="Standard"><text:tab/>for(int j=0;j&lt;m2;j++)</text:p>
      <text:p text:style-name="Standard"><text:tab/>{</text:p>
      <text:p text:style-name="Standard"><text:tab/> <text:s text:c="3"/>if(s1[i+1].equals(s3[j]))</text:p>
      <text:p text:style-name="Standard"><text:tab/> <text:s text:c="2"/>{</text:p>
      <text:p text:style-name="Standard"><text:s text:c="11"/>b1.write("\t");</text:p>
      <text:p text:style-name="Standard"><text:s text:c="5"/><text:tab/> <text:s text:c="2"/>b1.write(s3[j+2]+"\n");</text:p>
      <text:p text:style-name="Standard"><text:tab/> <text:s text:c="2"/>}</text:p>
      <text:p text:style-name="Standard"/>
      <text:p text:style-name="Standard"><text:s text:c="8"/>}</text:p>
      <text:p text:style-name="Standard"><text:tab/>}</text:p>
      <text:p text:style-name="Standard"/>
      <text:p text:style-name="Standard"><text:tab/>if("S".equals(s1[i]))</text:p>
      <text:p text:style-name="Standard"><text:tab/>{</text:p>
      <text:p text:style-name="Standard"><text:tab/></text:p>
      <text:p text:style-name="Standard"><text:tab/>for(int j=0;j&lt;m1;j++)</text:p>
      <text:p text:style-name="Standard"><text:tab/>{</text:p>
      <text:p text:style-name="Standard"><text:soft-page-break/><text:tab/> <text:s text:c="3"/>if(s1[i+1].equals(s2[j]))</text:p>
      <text:p text:style-name="Standard"><text:tab/> <text:s text:c="2"/>{</text:p>
      <text:p text:style-name="Standard"><text:s text:c="13"/>b1.write("\t");</text:p>
      <text:p text:style-name="Standard"><text:s text:c="5"/><text:tab/> <text:s text:c="4"/>b1.write(s2[j+2]+"\n");</text:p>
      <text:p text:style-name="Standard"><text:tab/> <text:s text:c="2"/>}</text:p>
      <text:p text:style-name="Standard"/>
      <text:p text:style-name="Standard"><text:s text:c="8"/>}</text:p>
      <text:p text:style-name="Standard"><text:tab/>}</text:p>
      <text:p text:style-name="Standard"/>
      <text:p text:style-name="Standard"><text:s text:c="7"/>if("DL".equals(s1[i])&amp;&amp;"01".equals(s1[i+1]))</text:p>
      <text:p text:style-name="Standard"><text:s text:c="9"/>{</text:p>
      <text:p text:style-name="Standard"><text:s text:c="12"/>b1.write(s1[i-1]+"\t");</text:p>
      <text:p text:style-name="Standard"><text:s text:c="13"/>b1.write("-"+"\t");</text:p>
      <text:p text:style-name="Standard"><text:s text:c="13"/>b1.write("-");</text:p>
      <text:p text:style-name="Standard"><text:s text:c="13"/>b1.write("\t");</text:p>
      <text:p text:style-name="Standard"><text:s text:c="12"/>b1.write("00"+s1[i+3]+"\n");</text:p>
      <text:p text:style-name="Standard"><text:s/></text:p>
      <text:p text:style-name="Standard"><text:s text:c="9"/>}</text:p>
      <text:p text:style-name="Standard">if(s1[i].equals("AD") &amp;&amp; s1[i+1].equals("02"))</text:p>
      <text:p text:style-name="Standard"><text:tab/>{<text:tab/></text:p>
      <text:p text:style-name="Standard"><text:tab/>b1.write(s1[i-1]+"\t");</text:p>
      <text:p text:style-name="Standard"><text:s text:c="8"/>b1.write("-"+"\t");</text:p>
      <text:p text:style-name="Standard"><text:s text:c="8"/>b1.write("-");</text:p>
      <text:p text:style-name="Standard"><text:s text:c="8"/>b1.write("\t");</text:p>
      <text:p text:style-name="Standard"><text:tab/>b1.write("00"+s1[i+3]+"\n");</text:p>
      <text:p text:style-name="Standard"><text:tab/>}</text:p>
      <text:p text:style-name="Standard"><text:tab/> </text:p>
      <text:p text:style-name="Standard">}<text:tab/></text:p>
      <text:p text:style-name="Standard"/>
      <text:p text:style-name="Standard">b1.close();</text:p>
      <text:p text:style-name="Standard">b2.close();</text:p>
      <text:p text:style-name="Standard">b3.close();</text:p>
      <text:p text:style-name="Standard">b4.close();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>//intermedi1.txt</text:p>
      <text:p text:style-name="Standard"/>
      <text:p text:style-name="Standard"/>
      <text:p text:style-name="Standard">AD 01 C 100</text:p>
      <text:p text:style-name="Standard">100 <text:s text:c="6"/>IS <text:s text:c="4"/>05 <text:s text:c="4"/>R1 <text:s/>L <text:s/>1</text:p>
      <text:p text:style-name="Standard"/>
      <text:p text:style-name="Standard">101 <text:s text:c="6"/>IS <text:s text:c="4"/>06 <text:s text:c="4"/>R2 S <text:s/>1</text:p>
      <text:p text:style-name="Standard"/>
      <text:p text:style-name="Standard">102 <text:s text:c="6"/>IS <text:s text:c="4"/>03 <text:s text:c="4"/>R1 <text:s/>L <text:s/>2</text:p>
      <text:p text:style-name="Standard"/>
      <text:p text:style-name="Standard">103 <text:s text:c="6"/>AD <text:s text:c="4"/>04 <text:s text:c="4"/>R1 <text:s/>L <text:s/>2</text:p>
      <text:p text:style-name="Standard"/>
      <text:p text:style-name="Standard">104 <text:s text:c="6"/>IS <text:s text:c="4"/>06 <text:s text:c="4"/>R1 S <text:s/>1</text:p>
      <text:p text:style-name="Standard"/>
      <text:p text:style-name="Standard"><text:soft-page-break/>105 <text:s/></text:p>
      <text:p text:style-name="Standard"/>
      <text:p text:style-name="Standard">106 <text:s text:c="6"/>IS <text:s text:c="4"/>02</text:p>
      <text:p text:style-name="Standard"/>
      <text:p text:style-name="Standard">107 <text:s text:c="6"/>DL <text:s text:c="4"/>01</text:p>
      <text:p text:style-name="Standard"/>
      <text:p text:style-name="Standard">108 <text:s text:c="6"/>DL <text:s text:c="4"/>02</text:p>
      <text:p text:style-name="Standard"/>
      <text:p text:style-name="Standard">109 <text:s/>AD 02 C 1</text:p>
      <text:p text:style-name="Standard"/>
      <text:p text:style-name="Standard">110 <text:s/>AD 02 C 2</text:p>
      <text:p text:style-name="Standard"/>
      <text:p text:style-name="Standard"/>
      <text:p text:style-name="Standard">//literal2.txt</text:p>
      <text:p text:style-name="Standard"/>
      <text:p text:style-name="Standard">1 =7</text:p>
      <text:p text:style-name="Standard"><text:s/>2 =2</text:p>
      <text:p text:style-name="Standard"/>
      <text:p text:style-name="Standard">//symbol2.txt</text:p>
      <text:p text:style-name="Standard"/>
      <text:p text:style-name="Standard">L1 100</text:p>
      <text:p text:style-name="Standard"><text:s/>X 107</text:p>
      <text:p text:style-name="Standard"><text:s/>Y 108</text:p>
      <text:p text:style-name="Standard"/>
      <text:p text:style-name="Standard"/>
      <text:p text:style-name="Standard">//output</text:p>
      <text:p text:style-name="Standard"/>
      <text:p text:style-name="Standard"/>
      <text:p text:style-name="Standard">100<text:tab/>05</text:p>
      <text:p text:style-name="Standard"><text:tab/>R1</text:p>
      <text:p text:style-name="Standard"><text:s/><text:tab/>2</text:p>
      <text:p text:style-name="Standard">101<text:tab/>06</text:p>
      <text:p text:style-name="Standard"><text:tab/>R2</text:p>
      <text:p text:style-name="Standard"><text:s/>102<text:tab/>03</text:p>
      <text:p text:style-name="Standard"><text:tab/>R1</text:p>
      <text:p text:style-name="Standard"><text:s/><text:tab/>null</text:p>
      <text:p text:style-name="Standard"><text:tab/>R1</text:p>
      <text:p text:style-name="Standard"><text:s/><text:tab/>null</text:p>
      <text:p text:style-name="Standard">104<text:tab/>06</text:p>
      <text:p text:style-name="Standard"><text:tab/>R1</text:p>
      <text:p text:style-name="Standard"><text:s/>106<text:tab/>02</text:p>
      <text:p text:style-name="Standard">107<text:tab/>-<text:tab/>-<text:tab/>00DL</text:p>
      <text:p text:style-name="Standard">109<text:tab/>-<text:tab/>-<text:tab/>001</text:p>
      <text:p text:style-name="Standard">110<text:tab/>-<text:tab/>-<text:tab/>00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7T11:01:37.366383755</meta:creation-date>
    <dc:date>2024-08-07T11:04:20.151421092</dc:date>
    <meta:editing-duration>PT2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58" meta:word-count="265" meta:character-count="2572" meta:non-whitespace-character-count="2039"/>
  </office:meta>
</office:document-meta>
</file>